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DejaVu Sans Mono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d97c2" officeooo:paragraph-rsid="001d97c2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officeooo:rsid="001d97c2" officeooo:paragraph-rsid="001d97c2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1f36cd" officeooo:paragraph-rsid="001f36cd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0e1e5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0ec0e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294e3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47c75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47c75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20e1e5" officeooo:paragraph-rsid="0025be3c" style:font-size-asian="9.60000038146973pt" style:font-size-complex="11pt"/>
    </style:style>
    <style:style style:name="T1" style:family="text">
      <style:text-properties officeooo:rsid="001f36cd"/>
    </style:style>
    <style:style style:name="T2" style:family="text">
      <style:text-properties officeooo:rsid="0020e1e5"/>
    </style:style>
    <style:style style:name="T3" style:family="text">
      <style:text-properties fo:font-variant="normal" fo:text-transform="none" style:font-name="Droid Sans Mono" fo:letter-spacing="normal" fo:font-style="normal" fo:font-weight="normal" officeooo:rsid="0020ec0e" fo:background-color="#f8f8f8" loext:char-shading-value="0"/>
    </style:style>
    <style:style style:name="T4" style:family="text">
      <style:text-properties fo:font-variant="normal" fo:text-transform="none" style:font-name="Arial" fo:letter-spacing="normal" fo:font-style="normal" fo:font-weight="normal" officeooo:rsid="0020ec0e" fo:background-color="#f8f8f8" loext:char-shading-value="0"/>
    </style:style>
    <style:style style:name="T5" style:family="text">
      <style:text-properties fo:font-variant="normal" fo:text-transform="none" style:font-name="Arial" fo:letter-spacing="normal" fo:font-style="normal" fo:font-weight="normal" officeooo:rsid="0021f85b" fo:background-color="#f8f8f8" loext:char-shading-value="0"/>
    </style:style>
    <style:style style:name="T6" style:family="text">
      <style:text-properties fo:font-variant="normal" fo:text-transform="none" style:font-name="Arial" fo:letter-spacing="normal" fo:font-style="normal" fo:font-weight="normal" officeooo:rsid="002294e3" fo:background-color="#f8f8f8" loext:char-shading-value="0"/>
    </style:style>
    <style:style style:name="T7" style:family="text">
      <style:text-properties fo:font-variant="normal" fo:text-transform="none" style:font-name="Arial" fo:letter-spacing="normal" fo:font-style="normal" fo:font-weight="normal" officeooo:rsid="00247c75" fo:background-color="#f8f8f8" loext:char-shading-value="0"/>
    </style:style>
    <style:style style:name="T8" style:family="text">
      <style:text-properties fo:font-variant="normal" fo:text-transform="none" style:font-name="Arial" fo:letter-spacing="normal" fo:font-style="normal" fo:font-weight="normal" officeooo:rsid="0025be3c" fo:background-color="#f8f8f8" loext:char-shading-value="0"/>
    </style:style>
    <style:style style:name="T9" style:family="text">
      <style:text-properties fo:font-variant="normal" fo:text-transform="none" style:font-name="Arial" fo:letter-spacing="normal" fo:font-style="normal" fo:font-weight="normal" officeooo:rsid="002677fe" fo:background-color="#f8f8f8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Programação Avançada</text:p>
      <text:p text:style-name="P1"/>
      <text:p text:style-name="P2">1. Permite a passagem de dados por referência, alocação dinâmica de memória, estrutura de dados, se usado corretamente, melhora a velocidade e eficiência do seu programa dentre outros.</text:p>
      <text:p text:style-name="P2"/>
      <text:p text:style-name="P2">2. <text:s text:c="7"/>True</text:p>
      <text:p text:style-name="P2"><text:tab/>-2</text:p>
      <text:p text:style-name="P2"><text:tab/>3</text:p>
      <text:p text:style-name="P2"><text:tab/><text:span text:style-name="T1">10</text:span></text:p>
      <text:p text:style-name="P2"/>
      <text:p text:style-name="P3">3. <text:s/>4094 7 5 15 9</text:p>
      <text:p text:style-name="P3"/>
      <text:p text:style-name="P3">4. <text:tab/>p = i;</text:p>
      <text:p text:style-name="P3"><text:s text:c="3"/><text:tab/>q = *p;</text:p>
      <text:p text:style-name="P3"><text:s text:c="3"/><text:tab/></text:p>
      <text:p text:style-name="P3">5. a) 20</text:p>
      <text:p text:style-name="P3"><text:s text:c="4"/>b) 29.0</text:p>
      <text:p text:style-name="P3"><text:s text:c="4"/>c) P </text:p>
      <text:p text:style-name="P3"><text:s text:c="4"/>d) <text:span text:style-name="T2">4</text:span></text:p>
      <text:p text:style-name="P3"><text:s text:c="4"/>e) <text:span text:style-name="T2">P</text:span></text:p>
      <text:p text:style-name="P3"><text:s text:c="4"/>f) <text:span text:style-name="T2">e</text:span></text:p>
      <text:p text:style-name="P3"><text:s text:c="4"/>g) <text:span text:style-name="T2">t</text:span></text:p>
      <text:p text:style-name="P3"><text:s text:c="4"/>h) <text:span text:style-name="T2">31</text:span></text:p>
      <text:p text:style-name="P3"><text:s text:c="4"/>i) <text:span text:style-name="T2">45</text:span></text:p>
      <text:p text:style-name="P3"><text:s text:c="4"/>j) <text:span text:style-name="T2">27</text:span></text:p>
      <text:p text:style-name="P3"><text:s text:c="4"/>l) <text:span text:style-name="T2">31</text:span></text:p>
      <text:p text:style-name="P3"><text:s text:c="4"/>m) <text:span text:style-name="T2">45</text:span></text:p>
      <text:p text:style-name="P3"><text:s text:c="4"/>n) <text:span text:style-name="T2">27</text:span></text:p>
      <text:p text:style-name="P3"/>
      <text:p text:style-name="P4">6. <text:s/>Primeiro printf(): Os valores do contador de 0 a 4;</text:p>
      <text:p text:style-name="P4"><text:s text:c="5"/>Segundo printf(): Os valores do vetor em todas as suas posições (ordem crescente);</text:p>
      <text:p text:style-name="P4"><text:s text:c="5"/>Terceiro <text:s/>printf(): Os mesmos valores acima, mas agora acessados pelo ponteiro;</text:p>
      <text:p text:style-name="P4"><text:s text:c="5"/>Quarto printf(): Endereços de memória de cada posição do vetor;</text:p>
      <text:p text:style-name="P4"><text:s text:c="5"/>Quinto printf(): Os mesmos valores acima, mas acessados por ponteiros.</text:p>
      <text:p text:style-name="P4"><text:span text:style-name="Source_20_Text"><text:span text:style-name="T3"/></text:span></text:p>
      <text:p text:style-name="P5"><text:span text:style-name="Source_20_Text"><text:span text:style-name="T4">7. <text:s/>*(pulo + 2)</text:span></text:span></text:p>
      <text:p text:style-name="P5"><text:span text:style-name="Source_20_Text"><text:span text:style-name="T4"/></text:span></text:p>
      <text:p text:style-name="P5"><text:span text:style-name="Source_20_Text"><text:span text:style-name="T4">8. <text:s/>Todas são possíveis</text:span></text:span></text:p>
      <text:p text:style-name="P5"><text:span text:style-name="Source_20_Text"><text:span text:style-name="T4"/></text:span></text:p>
      <text:p text:style-name="P5"><text:span text:style-name="Source_20_Text"><text:span text:style-name="T4">9. Primeiro programa percorre o vetor mostrando os seus elementos;</text:span></text:span></text:p>
      <text:p text:style-name="P5"><text:span text:style-name="Source_20_Text"><text:span text:style-name="T4"><text:s text:c="4"/>Segundo programa percorre o vetor mostrando os endereços de memória utilizados por ele;</text:span></text:span></text:p>
      <text:p text:style-name="P5"><text:span text:style-name="Source_20_Text"><text:span text:style-name="T4"/></text:span></text:p>
      <text:p text:style-name="P5"><text:span text:style-name="Source_20_Text"><text:span text:style-name="T4">10. <text:s/>char x+1 = 4093; x+2 =4094 ; x+3 = 4095;</text:span></text:span></text:p>
      <text:p text:style-name="P5"><text:span text:style-name="Source_20_Text"><text:span text:style-name="T4"><text:s text:c="7"/>int x+1 = 4096; x+2 = 4098; x+3 = 4100;</text:span></text:span></text:p>
      <text:p text:style-name="P5"><text:span text:style-name="Source_20_Text"><text:span text:style-name="T4"><text:s text:c="7"/>float x+1 = 4096; x+2 = 4100; x+3 = 4104;</text:span></text:span></text:p>
      <text:p text:style-name="P5"><text:span text:style-name="Source_20_Text"><text:span text:style-name="T4"><text:s text:c="7"/>double x+1 = 4100; x+2 = 4108; x+3 = 4116;</text:span></text:span></text:p>
      <text:p text:style-name="P5"><text:span text:style-name="Source_20_Text"><text:span text:style-name="T4"/></text:span></text:p>
      <text:p text:style-name="P5"><text:span text:style-name="Source_20_Text"><text:span text:style-name="T4">11.</text:span></text:span></text:p>
      <text:p text:style-name="P5"><text:span text:style-name="Source_20_Text"><text:span text:style-name="T4"/></text:span></text:p>
      <text:p text:style-name="P5"><text:span text:style-name="Source_20_Text"><text:span text:style-name="T4">12. Válido</text:span></text:span></text:p>
      <text:p text:style-name="P5"><text:span text:style-name="Source_20_Text"><text:span text:style-name="T4"><text:s text:c="6"/></text:span></text:span><text:span text:style-name="Source_20_Text"><text:span text:style-name="T5">Inválido</text:span></text:span></text:p>
      <text:p text:style-name="P5"><text:span text:style-name="Source_20_Text"><text:span text:style-name="T4"><text:s text:c="6"/></text:span></text:span><text:span text:style-name="Source_20_Text"><text:span text:style-name="T5">Inválido</text:span></text:span></text:p>
      <text:p text:style-name="P5"><text:span text:style-name="Source_20_Text"><text:span text:style-name="T5"><text:s text:c="6"/>Válido</text:span></text:span></text:p>
      <text:p text:style-name="P5"><text:span text:style-name="Source_20_Text"><text:span text:style-name="T5"><text:s text:c="6"/>Válido</text:span></text:span></text:p>
      <text:p text:style-name="P5"><text:span text:style-name="Source_20_Text"><text:span text:style-name="T5"><text:s text:c="6"/>Inválido</text:span></text:span></text:p>
      <text:p text:style-name="P5"><text:span text:style-name="Source_20_Text"><text:span text:style-name="T5"><text:s text:c="6"/>Inválido</text:span></text:span></text:p>
      <text:p text:style-name="P5"><text:span text:style-name="Source_20_Text"><text:span text:style-name="T5"><text:s text:c="6"/>Válido</text:span></text:span></text:p>
      <text:p text:style-name="P6"><text:soft-page-break/><text:span text:style-name="Source_20_Text"><text:span text:style-name="T6">13. Um ponteiro é um valor que relaciona um endereço de memória de uma variável no sistema.</text:span></text:span></text:p>
      <text:p text:style-name="P6"><text:span text:style-name="Source_20_Text"><text:span text:style-name="T6"/></text:span></text:p>
      <text:p text:style-name="P6"><text:span text:style-name="Source_20_Text"><text:span text:style-name="T6">#include &lt;stdio.h&gt;</text:span></text:span></text:p>
      <text:p text:style-name="P6"><text:span text:style-name="Source_20_Text"><text:span text:style-name="T6">#include &lt;stdlib.h&gt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int main()</text:span></text:span></text:p>
      <text:p text:style-name="P6"><text:span text:style-name="Source_20_Text"><text:span text:style-name="T6">{</text:span></text:span></text:p>
      <text:p text:style-name="P6"><text:span text:style-name="Source_20_Text"><text:span text:style-name="T6"><text:s text:c="4"/>int z = 9;</text:span></text:span></text:p>
      <text:p text:style-name="P6"><text:span text:style-name="Source_20_Text"><text:span text:style-name="T6"><text:s text:c="4"/>int *y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y = &amp;z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printf("O endereco eh: %d \n", y);</text:span></text:span></text:p>
      <text:p text:style-name="P6"><text:span text:style-name="Source_20_Text"><text:span text:style-name="T6"><text:s text:c="4"/>printf("O valor eh: %d", *y)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return 0;</text:span></text:span></text:p>
      <text:p text:style-name="P6"><text:span text:style-name="Source_20_Text"><text:span text:style-name="T6">}</text:span></text:span></text:p>
      <text:p text:style-name="P6"><text:span text:style-name="Source_20_Text"><text:span text:style-name="T6"/></text:span></text:p>
      <text:p text:style-name="P6"><text:span text:style-name="Source_20_Text"><text:span text:style-name="T6">14.</text:span></text:span></text:p>
      <text:p text:style-name="P6"><text:span text:style-name="Source_20_Text"><text:span text:style-name="T6">#include &lt;stdio.h&gt;</text:span></text:span></text:p>
      <text:p text:style-name="P6"><text:span text:style-name="Source_20_Text"><text:span text:style-name="T6">#include &lt;stdlib.h&gt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int main()</text:span></text:span></text:p>
      <text:p text:style-name="P6"><text:span text:style-name="Source_20_Text"><text:span text:style-name="T6">{</text:span></text:span></text:p>
      <text:p text:style-name="P6"><text:span text:style-name="Source_20_Text"><text:span text:style-name="T6"><text:s text:c="4"/>int *v;</text:span></text:span></text:p>
      <text:p text:style-name="P6"><text:span text:style-name="Source_20_Text"><text:span text:style-name="T6"><text:s text:c="4"/>int n,i,j;</text:span></text:span></text:p>
      <text:p text:style-name="P6"><text:span text:style-name="Source_20_Text"><text:span text:style-name="T6"><text:s text:c="4"/>float a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printf("Insira a quantidade de elementos\n");</text:span></text:span></text:p>
      <text:p text:style-name="P6"><text:span text:style-name="Source_20_Text"><text:span text:style-name="T6"><text:s text:c="4"/>scanf ("%d", &amp;n)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v = malloc (n * sizeof (float))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for(i = 0; i &lt; n; ++i){</text:span></text:span></text:p>
      <text:p text:style-name="P6"><text:span text:style-name="Source_20_Text"><text:span text:style-name="T6"><text:s text:c="8"/>printf("%d. ", i+1);</text:span></text:span></text:p>
      <text:p text:style-name="P6"><text:span text:style-name="Source_20_Text"><text:span text:style-name="T6"><text:s text:c="8"/>scanf ("%d", &amp;v[i]);</text:span></text:span></text:p>
      <text:p text:style-name="P6"><text:span text:style-name="Source_20_Text"><text:span text:style-name="T6"><text:s text:c="4"/>}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for(i=n-1;i&gt;=0;i--){</text:span></text:span></text:p>
      <text:p text:style-name="P6"><text:span text:style-name="Source_20_Text"><text:span text:style-name="T6"><text:s text:c="8"/>for(j=0;j&lt;i;j++){</text:span></text:span></text:p>
      <text:p text:style-name="P6"><text:span text:style-name="Source_20_Text"><text:span text:style-name="T6"><text:s text:c="12"/>if(v[j]&gt;v[j+1]){</text:span></text:span></text:p>
      <text:p text:style-name="P6"><text:span text:style-name="Source_20_Text"><text:span text:style-name="T6"><text:s text:c="16"/>a = v[j+1];</text:span></text:span></text:p>
      <text:p text:style-name="P6"><text:span text:style-name="Source_20_Text"><text:span text:style-name="T6"><text:s text:c="16"/>v[j+1] = v[j];</text:span></text:span></text:p>
      <text:p text:style-name="P6"><text:span text:style-name="Source_20_Text"><text:span text:style-name="T6"><text:s text:c="16"/>v[j] = a;</text:span></text:span></text:p>
      <text:p text:style-name="P6"><text:span text:style-name="Source_20_Text"><text:span text:style-name="T6"><text:s text:c="12"/>}</text:span></text:span></text:p>
      <text:p text:style-name="P6"><text:span text:style-name="Source_20_Text"><text:span text:style-name="T6"><text:s text:c="8"/>}</text:span></text:span></text:p>
      <text:p text:style-name="P6"><text:span text:style-name="Source_20_Text"><text:span text:style-name="T6"><text:s text:c="4"/>}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for(i = 0; i &lt; n; ++i){</text:span></text:span></text:p>
      <text:p text:style-name="P6"><text:span text:style-name="Source_20_Text"><text:span text:style-name="T6"><text:s text:c="8"/>printf("%d ", v[i]);</text:span></text:span></text:p>
      <text:p text:style-name="P6"><text:span text:style-name="Source_20_Text"><text:span text:style-name="T6"><text:s text:c="4"/>}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free(v)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s text:c="4"/>return 0;</text:span></text:span></text:p>
      <text:p text:style-name="P6"><text:span text:style-name="Source_20_Text"><text:span text:style-name="T6">}</text:span></text:span></text:p>
      <text:p text:style-name="P6"><text:span text:style-name="Source_20_Text"><text:span text:style-name="T6"/></text:span></text:p>
      <text:p text:style-name="P7"><text:soft-page-break/><text:span text:style-name="Source_20_Text"><text:span text:style-name="T7">15.</text:span></text:span></text:p>
      <text:p text:style-name="P7"><text:span text:style-name="Source_20_Text"><text:span text:style-name="T7">#include &lt;stdio.h&gt;</text:span></text:span></text:p>
      <text:p text:style-name="P7"><text:span text:style-name="Source_20_Text"><text:span text:style-name="T7">#include &lt;stdlib.h&gt;</text:span></text:span></text:p>
      <text:p text:style-name="P7"><text:span text:style-name="Source_20_Text"><text:span text:style-name="T7"/></text:span></text:p>
      <text:p text:style-name="P7"><text:span text:style-name="Source_20_Text"><text:span text:style-name="T7">int compare (const void * a, const void * b) //</text:span></text:span><text:span text:style-name="Source_20_Text"><text:span text:style-name="T8">Funçao para comparar valores no qsort</text:span></text:span></text:p>
      <text:p text:style-name="P7"><text:span text:style-name="Source_20_Text"><text:span text:style-name="T7">{</text:span></text:span></text:p>
      <text:p text:style-name="P7"><text:span text:style-name="Source_20_Text"><text:span text:style-name="T7"><text:s text:c="2"/>return ( *(int*)a - *(int*)b );</text:span></text:span></text:p>
      <text:p text:style-name="P7"><text:span text:style-name="Source_20_Text"><text:span text:style-name="T7">}</text:span></text:span></text:p>
      <text:p text:style-name="P7"><text:span text:style-name="Source_20_Text"><text:span text:style-name="T7"/></text:span></text:p>
      <text:p text:style-name="P7"><text:span text:style-name="Source_20_Text"><text:span text:style-name="T7">int main()</text:span></text:span></text:p>
      <text:p text:style-name="P7"><text:span text:style-name="Source_20_Text"><text:span text:style-name="T7">{</text:span></text:span></text:p>
      <text:p text:style-name="P7"><text:span text:style-name="Source_20_Text"><text:span text:style-name="T7"><text:s text:c="4"/>int *v; </text:span></text:span></text:p>
      <text:p text:style-name="P7"><text:span text:style-name="Source_20_Text"><text:span text:style-name="T7"><text:s text:c="4"/>int n,i,j;</text:span></text:span></text:p>
      <text:p text:style-name="P7"><text:span text:style-name="Source_20_Text"><text:span text:style-name="T7"><text:s text:c="4"/>float a;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s text:c="4"/>printf("Insira a quantidade de elementos\n");</text:span></text:span></text:p>
      <text:p text:style-name="P7"><text:span text:style-name="Source_20_Text"><text:span text:style-name="T7"><text:s text:c="4"/>scanf ("%d", &amp;n); <text:s/>//</text:span></text:span><text:span text:style-name="Source_20_Text"><text:span text:style-name="T8">Tamanho do vetor de elementos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s text:c="4"/>v = malloc (n * sizeof (float)); //</text:span></text:span><text:span text:style-name="Source_20_Text"><text:span text:style-name="T8">Declaração do vetor alocado dinamicamente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s text:c="4"/>for(i = 0; i &lt; n; ++i){ <text:s/>//</text:span></text:span><text:span text:style-name="Source_20_Text"><text:span text:style-name="T8">Inserção dos valores do vetor</text:span></text:span></text:p>
      <text:p text:style-name="P7"><text:span text:style-name="Source_20_Text"><text:span text:style-name="T7"><text:s text:c="8"/>printf("%d. ", i+1);</text:span></text:span></text:p>
      <text:p text:style-name="P7"><text:span text:style-name="Source_20_Text"><text:span text:style-name="T7"><text:s text:c="8"/>scanf ("%d", &amp;v[i]);</text:span></text:span></text:p>
      <text:p text:style-name="P7"><text:span text:style-name="Source_20_Text"><text:span text:style-name="T7"><text:s text:c="4"/>}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s text:c="4"/>qsort(v,n,sizeof(float),compare); //</text:span></text:span><text:span text:style-name="Source_20_Text"><text:span text:style-name="T8">Funçao qsort()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s text:c="4"/>for(i = 0; i &lt; n; ++i){ <text:s/>//</text:span></text:span><text:span text:style-name="Source_20_Text"><text:span text:style-name="T8">Print dos valores depois da ordenção</text:span></text:span></text:p>
      <text:p text:style-name="P7"><text:span text:style-name="Source_20_Text"><text:span text:style-name="T7"><text:s text:c="8"/>printf("%d ", v[i]);</text:span></text:span></text:p>
      <text:p text:style-name="P7"><text:span text:style-name="Source_20_Text"><text:span text:style-name="T7"><text:s text:c="4"/>}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s text:c="4"/>free(v); <text:s/>//</text:span></text:span><text:span text:style-name="Source_20_Text"><text:span text:style-name="T8">Liberação da memória alocada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s text:c="4"/>return 0;</text:span></text:span></text:p>
      <text:p text:style-name="P7"><text:span text:style-name="Source_20_Text"><text:span text:style-name="T7">}</text:span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9"><text:span text:style-name="Source_20_Text"><text:span text:style-name="T8">18.</text:span></text:span></text:p>
      <text:p text:style-name="P9"><text:span text:style-name="Source_20_Text"><text:span text:style-name="T8"/></text:span></text:p>
      <text:p text:style-name="P9"><text:span text:style-name="Source_20_Text"><text:span text:style-name="T8">void soma_vetor(int x[], int y[], int z[], int tamx, int tamy, int tamz){</text:span></text:span></text:p>
      <text:p text:style-name="P9"><text:span text:style-name="Source_20_Text"><text:span text:style-name="T8"/></text:span></text:p>
      <text:p text:style-name="P9"><text:span text:style-name="Source_20_Text"><text:span text:style-name="T8"><text:s text:c="4"/>int i;</text:span></text:span></text:p>
      <text:p text:style-name="P9"><text:span text:style-name="Source_20_Text"><text:span text:style-name="T8"><text:s text:c="4"/>if(tamx&gt;tamz){</text:span></text:span></text:p>
      <text:p text:style-name="P9"><text:span text:style-name="Source_20_Text"><text:span text:style-name="T8"><text:s text:c="8"/>for(i=0;i&lt;tamz;i++){</text:span></text:span></text:p>
      <text:p text:style-name="P9"><text:span text:style-name="Source_20_Text"><text:span text:style-name="T8"><text:s text:c="12"/>*(z+i) = x[i];</text:span></text:span></text:p>
      <text:p text:style-name="P9"><text:span text:style-name="Source_20_Text"><text:span text:style-name="T8"><text:s text:c="8"/>}</text:span></text:span></text:p>
      <text:p text:style-name="P9"><text:span text:style-name="Source_20_Text"><text:span text:style-name="T8"><text:s text:c="4"/>}</text:span></text:span></text:p>
      <text:p text:style-name="P9"><text:span text:style-name="Source_20_Text"><text:span text:style-name="T8"><text:s text:c="4"/>else{</text:span></text:span></text:p>
      <text:p text:style-name="P9"><text:span text:style-name="Source_20_Text"><text:span text:style-name="T8"><text:s text:c="8"/>for(i=0;i&lt;tamx;i++){</text:span></text:span></text:p>
      <text:p text:style-name="P9"><text:span text:style-name="Source_20_Text"><text:span text:style-name="T8"><text:s text:c="12"/>*(z+i) = x[i];</text:span></text:span></text:p>
      <text:p text:style-name="P9"><text:span text:style-name="Source_20_Text"><text:span text:style-name="T8"><text:s text:c="8"/>}</text:span></text:span></text:p>
      <text:p text:style-name="P9"><text:span text:style-name="Source_20_Text"><text:span text:style-name="T8"><text:s text:c="4"/>}</text:span></text:span></text:p>
      <text:p text:style-name="P9"><text:span text:style-name="Source_20_Text"><text:span text:style-name="T8"/></text:span></text:p>
      <text:p text:style-name="P9"><text:span text:style-name="Source_20_Text"><text:span text:style-name="T8"><text:s text:c="4"/>if(tamy&gt;tamz){</text:span></text:span></text:p>
      <text:p text:style-name="P9"><text:span text:style-name="Source_20_Text"><text:span text:style-name="T8"><text:s text:c="8"/>for(i=0;i&lt;tamz;i++){</text:span></text:span></text:p>
      <text:p text:style-name="P9"><text:span text:style-name="Source_20_Text"><text:span text:style-name="T8"><text:s text:c="12"/>*(z+i) = *(z+i) + y[i];</text:span></text:span></text:p>
      <text:p text:style-name="P9"><text:span text:style-name="Source_20_Text"><text:span text:style-name="T8"><text:s text:c="8"/>}</text:span></text:span></text:p>
      <text:p text:style-name="P9"><text:soft-page-break/><text:span text:style-name="Source_20_Text"><text:span text:style-name="T8"><text:s text:c="4"/>}</text:span></text:span></text:p>
      <text:p text:style-name="P9"><text:span text:style-name="Source_20_Text"><text:span text:style-name="T8"><text:s text:c="4"/>else{</text:span></text:span></text:p>
      <text:p text:style-name="P9"><text:span text:style-name="Source_20_Text"><text:span text:style-name="T8"><text:s text:c="8"/>for(i=0;i&lt;tamy;i++){</text:span></text:span></text:p>
      <text:p text:style-name="P9"><text:span text:style-name="Source_20_Text"><text:span text:style-name="T8"><text:s text:c="12"/>*(z+i) = *(z+i) + y[i];</text:span></text:span></text:p>
      <text:p text:style-name="P9"><text:span text:style-name="Source_20_Text"><text:span text:style-name="T8"><text:s text:c="8"/>}</text:span></text:span></text:p>
      <text:p text:style-name="P9"><text:span text:style-name="Source_20_Text"><text:span text:style-name="T8"><text:s text:c="4"/>}</text:span></text:span></text:p>
      <text:p text:style-name="P9"><text:span text:style-name="Source_20_Text"><text:span text:style-name="T8"/></text:span></text:p>
      <text:p text:style-name="P9"><text:span text:style-name="Source_20_Text"><text:span text:style-name="T8">}</text:span></text:span></text:p>
      <text:p text:style-name="P9"><text:span text:style-name="Source_20_Text"><text:span text:style-name="T9"/></text:span></text:p>
      <text:p text:style-name="P9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DejaVu Sans Mono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8:10:28.320000000</meta:creation-date>
    <dc:date>2019-04-07T16:15:52.895000000</dc:date>
    <meta:editing-duration>PT1H16M1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137" meta:word-count="493" meta:character-count="3214" meta:non-whitespace-character-count="2274"/>
  </office:meta>
</office:document-meta>
</file>